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92000002960BE11623641D90B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3472in" svg:height="4.5972in" draw:z-index="0"><draw:image xlink:href="Pictures/1000000100000392000002960BE11623641D90B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6T23:49:28.318000000</meta:creation-date>
    <dc:date>2023-12-06T23:49:48.141000000</dc:date>
    <meta:editing-duration>PT2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6.0.3$Windows_X86_64 LibreOffice_project/69edd8b8ebc41d00b4de3915dc82f8f0fc3b6265</meta:generator>
  </office:meta>
</office:document-meta>
</file>